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3000001BE9AD0E73D68C45B02.png" manifest:media-type="image/png"/>
  <manifest:file-entry manifest:full-path="Pictures/100010580000879200001508D21A14F0A9096EB5.svg" manifest:media-type="image/svg+xml"/>
  <manifest:file-entry manifest:full-path="Pictures/10000201000001B5000001BDFC66EFF3B4A5A5A9.png" manifest:media-type="image/png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Ostrich</text:p>
          </draw:text-box>
        </draw:frame>
        <draw:frame presentation:style-name="pr2" draw:layer="layout" svg:width="16.634cm" svg:height="9.134cm" svg:x="1.4cm" svg:y="3.8cm" presentation:class="outline" presentation:user-transformed="true">
          <draw:text-box>
            <text:list text:style-name="L2">
              <text:list-item>
                <text:p>Ostrich is an indoor positioning system and mobile application for locating items in a store.</text:p>
              </text:list-item>
              <text:list-item>
                <text:p>We are currently integrating (a) our mobile application, (b) a database for storing item positions, and (c) scripts to acquire item locations from the hardware modules, supplied by Decawave.</text:p>
              </text:list-item>
            </text:list>
          </draw:text-box>
        </draw:frame>
        <draw:frame draw:style-name="gr1" draw:text-style-name="P1" draw:layer="layout" svg:width="5.739cm" svg:height="5.844cm" svg:x="14.835cm" svg:y="9.906cm">
          <draw:image xlink:href="Pictures/10000201000001B5000001BDFC66EFF3B4A5A5A9.png" xlink:type="simple" xlink:show="embed" xlink:actuate="onLoad">
            <text:p/>
          </draw:image>
        </draw:frame>
        <draw:frame draw:style-name="gr1" draw:text-style-name="P1" draw:layer="layout" svg:width="5.582cm" svg:height="11.799cm" svg:x="21.336cm" svg:y="4.064cm">
          <draw:image xlink:href="Pictures/10000201000000D3000001BE9AD0E73D68C45B0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6:59:25.595711932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28"/>
  </office:meta>
</office:document-meta>
</file>